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8cm" svg:height="9.004cm" svg:x="60.409cm" svg:y="0.93cm">
            <draw:object draw:notify-on-update-of-ranges="Sheet1.A2:Sheet1.A6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782cm" svg:height="5.502cm" svg:x="10.978cm" svg:y="0.251cm">
            <draw:object draw:notify-on-update-of-ranges="Sheet1.A1:Sheet1.A1 Sheet1.A2:Sheet1.A6 Sheet1.B1:Sheet1.B1 Sheet1.B2:Sheet1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132cm" svg:height="5.699cm" svg:x="10.84cm" svg:y="5.738cm">
            <draw:object draw:notify-on-update-of-ranges="Sheet1.A8:Sheet1.A12 Sheet1.B8:Sheet1.B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362cm" svg:height="5.551cm" svg:x="21.944cm" svg:y="3.533cm">
            <draw:object draw:notify-on-update-of-ranges="Sheet1.A14:Sheet1.A18 Sheet1.B14:Sheet1.B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(random)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.89678" calcext:value-type="float">
            <text:p>2.8967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464025" calcext:value-type="float">
            <text:p>0.46402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.19547" calcext:value-type="float">
            <text:p>4.1954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.731" calcext:value-type="float">
            <text:p>5.73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7.42123" calcext:value-type="float">
            <text:p>7.4212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529" calcext:value-type="float">
            <text:p>0.00052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01063" calcext:value-type="float">
            <text:p>0.00106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001627" calcext:value-type="float">
            <text:p>0.00162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02122" calcext:value-type="float">
            <text:p>0.00212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002645" calcext:value-type="float">
            <text:p>0.0026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31379" calcext:value-type="float">
            <text:p>0.23137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11173" calcext:value-type="float">
            <text:p>2.111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926333" calcext:value-type="float">
            <text:p>0.92633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72167" calcext:value-type="float">
            <text:p>3.721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.82821" calcext:value-type="float">
            <text:p>5.828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14:36:07.678068564</meta:creation-date>
    <dc:date>2022-12-22T15:17:03.371097325</dc:date>
    <meta:editing-duration>PT10M23S</meta:editing-duration>
    <meta:editing-cycles>1</meta:editing-cycles>
    <meta:generator>LibreOffice/7.3.7.2$Linux_X86_64 LibreOffice_project/30$Build-2</meta:generator>
    <meta:document-statistic meta:table-count="1" meta:cell-count="3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3.736cm" svg:y="3.954cm" style:legend-expansion="high" chart:style-name="ch2"/>
        <chart:plot-area chart:style-name="ch3" table:cell-range-address="Sheet1.A2:Sheet1.B6" chart:data-source-has-labels="row" svg:x="1.33cm" svg:y="0.18cm" svg:width="12.087cm" svg:height="7.664cm">
          <chart:coordinate-region svg:x="2.507cm" svg:y="0.379cm" svg:width="10.817cm" svg:height="6.818cm"/>
          <chart:axis chart:dimension="x" chart:name="primary-x" chart:style-name="ch4">
            <chart:title svg:x="7.223cm" svg:y="8.024cm" chart:style-name="ch5">
              <text:p>n</text:p>
            </chart:title>
          </chart:axis>
          <chart:axis chart:dimension="y" chart:name="primary-y" chart:style-name="ch4">
            <chart:title svg:x="0.451cm" svg:y="4.374cm" chart:style-name="ch6">
              <text:p>time</text:p>
            </chart:title>
            <chart:grid chart:style-name="ch7" chart:class="major"/>
          </chart:axis>
          <chart:series chart:style-name="ch8" chart:values-cell-range-address="Sheet1.A2:Sheet1.A6" loext:label-string="n" chart:class="chart:line">
            <chart:data-point chart:repeated="5"/>
          </chart:series>
          <chart:series chart:style-name="ch9" chart:values-cell-range-address="Sheet1.B2:Sheet1.B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6</svg:desc>
                </draw:g>
              </table:table-cell>
              <table:table-cell office:value-type="float" office:value="2.89678">
                <text:p>2.89678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464025">
                <text:p>0.464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0">
                <text:p>60000</text:p>
              </table:table-cell>
              <table:table-cell office:value-type="float" office:value="4.19547">
                <text:p>4.19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">
                <text:p>70000</text:p>
              </table:table-cell>
              <table:table-cell office:value-type="float" office:value="5.731">
                <text:p>5.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">
                <text:p>80000</text:p>
              </table:table-cell>
              <table:table-cell office:value-type="float" office:value="7.42123">
                <text:p>7.42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83cm" svg:height="5.503cm" xlink:href=".." xlink:type="simple" chart:class="chart:line" chart:style-name="ch1">
        <chart:title svg:x="3.988cm" svg:y="0.246cm" chart:style-name="ch2">
          <text:p>Random</text:p>
        </chart:title>
        <chart:legend chart:legend-position="end" svg:x="6.322cm" svg:y="2.203cm" style:legend-expansion="high" chart:style-name="ch3"/>
        <chart:plot-area chart:style-name="ch4" table:cell-range-address="Sheet1.A1:Sheet1.B6" chart:data-source-has-labels="row" svg:x="1.206cm" svg:y="1.135cm" svg:width="4.921cm" svg:height="3.277cm">
          <chart:coordinate-region svg:x="2.568cm" svg:y="1.334cm" svg:width="3.466cm" svg:height="2.431cm"/>
          <chart:axis chart:dimension="x" chart:name="primary-x" chart:style-name="ch5">
            <chart:title svg:x="3.516cm" svg:y="4.522cm" chart:style-name="ch6">
              <text:p>n</text:p>
            </chart:title>
          </chart:axis>
          <chart:axis chart:dimension="y" chart:name="primary-y" chart:style-name="ch5">
            <chart:title svg:x="0.451cm" svg:y="3.135cm" chart:style-name="ch7">
              <text:p>time</text:p>
            </chart:title>
            <chart:grid chart:style-name="ch8" chart:class="major"/>
          </chart:axis>
          <chart:series chart:style-name="ch9" chart:values-cell-range-address="Sheet1.A2:Sheet1.A6" chart:label-cell-address="Sheet1.A1:Sheet1.A1" chart:class="chart:line">
            <chart:data-point chart:repeated="5"/>
          </chart:series>
          <chart:series chart:style-name="ch10" chart:values-cell-range-address="Sheet1.B2:Sheet1.B6" chart:label-cell-address="Sheet1.B1:Sheet1.B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  <table:table-cell office:value-type="string">
                <text:p>time (random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6</svg:desc>
                </draw:g>
              </table:table-cell>
              <table:table-cell office:value-type="float" office:value="2.89678">
                <text:p>2.89678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464025">
                <text:p>0.464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0">
                <text:p>60000</text:p>
              </table:table-cell>
              <table:table-cell office:value-type="float" office:value="4.19547">
                <text:p>4.19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">
                <text:p>70000</text:p>
              </table:table-cell>
              <table:table-cell office:value-type="float" office:value="5.731">
                <text:p>5.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">
                <text:p>80000</text:p>
              </table:table-cell>
              <table:table-cell office:value-type="float" office:value="7.42123">
                <text:p>7.421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33cm" svg:height="5.7cm" xlink:href=".." xlink:type="simple" chart:class="chart:line" chart:style-name="ch1">
        <chart:title svg:x="3.951cm" svg:y="0.25cm" chart:style-name="ch2">
          <text:p>Ascending</text:p>
        </chart:title>
        <chart:legend chart:legend-position="end" svg:x="7.281cm" svg:y="2.302cm" style:legend-expansion="high" chart:style-name="ch3"/>
        <chart:plot-area chart:style-name="ch4" table:cell-range-address="Sheet1.A8:Sheet1.B12" svg:x="-0.218cm" svg:y="1.14cm" svg:width="7.814cm" svg:height="4.466cm">
          <chart:coordinate-region svg:x="1.144cm" svg:y="1.339cm" svg:width="6.358cm" svg:height="3.62cm"/>
          <chart:axis chart:dimension="x" chart:name="primary-x" chart:style-name="ch5">
            <chart:title svg:x="3.539cm" svg:y="5.14cm" chart:style-name="ch6">
              <text:p>n</text:p>
            </chart:title>
          </chart:axis>
          <chart:axis chart:dimension="y" chart:name="primary-y" chart:style-name="ch5">
            <chart:title svg:x="0cm" svg:y="3.735cm" chart:style-name="ch7">
              <text:p>time</text:p>
            </chart:title>
            <chart:grid chart:style-name="ch8" chart:class="major"/>
          </chart:axis>
          <chart:series chart:style-name="ch9" chart:values-cell-range-address="Sheet1.A8:Sheet1.A12" chart:class="chart:line">
            <chart:data-point chart:repeated="5"/>
          </chart:series>
          <chart:series chart:style-name="ch10" chart:values-cell-range-address="Sheet1.B8:Sheet1.B1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8:Sheet1.A12</svg:desc>
                </draw:g>
              </table:table-cell>
              <table:table-cell office:value-type="float" office:value="0.000529">
                <text:p>0.000529</text:p>
                <draw:g>
                  <svg:desc>Sheet1.B8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0.001063">
                <text:p>0.001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0.001627">
                <text:p>0.001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0.002122">
                <text:p>0.002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002645">
                <text:p>0.0026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363cm" svg:height="5.552cm" xlink:href=".." xlink:type="simple" chart:class="chart:line" chart:style-name="ch1">
        <chart:title svg:x="3.434cm" svg:y="0.247cm" chart:style-name="ch2">
          <text:p>Descending</text:p>
        </chart:title>
        <chart:legend chart:legend-position="end" svg:x="6.511cm" svg:y="2.228cm" style:legend-expansion="high" chart:style-name="ch3"/>
        <chart:plot-area chart:style-name="ch4" table:cell-range-address="Sheet1.A14:Sheet1.B18" svg:x="1.198cm" svg:y="1.137cm" svg:width="5.126cm" svg:height="3.323cm">
          <chart:coordinate-region svg:x="2.375cm" svg:y="1.336cm" svg:width="3.855cm" svg:height="2.477cm"/>
          <chart:axis chart:dimension="x" chart:name="primary-x" chart:style-name="ch5">
            <chart:title svg:x="3.611cm" svg:y="4.571cm" chart:style-name="ch6">
              <text:p>n</text:p>
            </chart:title>
          </chart:axis>
          <chart:axis chart:dimension="y" chart:name="primary-y" chart:style-name="ch5">
            <chart:title svg:x="0.451cm" svg:y="3.16cm" chart:style-name="ch7">
              <text:p>time</text:p>
            </chart:title>
            <chart:grid chart:style-name="ch8" chart:class="major"/>
          </chart:axis>
          <chart:series chart:style-name="ch9" chart:values-cell-range-address="Sheet1.A14:Sheet1.A18" chart:class="chart:line">
            <chart:data-point chart:repeated="5"/>
          </chart:series>
          <chart:series chart:style-name="ch10" chart:values-cell-range-address="Sheet1.B14:Sheet1.B1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14:Sheet1.A18</svg:desc>
                </draw:g>
              </table:table-cell>
              <table:table-cell office:value-type="float" office:value="0.231379">
                <text:p>0.231379</text:p>
                <draw:g>
                  <svg:desc>Sheet1.B14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2.11173">
                <text:p>2.11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0.926333">
                <text:p>0.926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3.72167">
                <text:p>3.72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5.82821">
                <text:p>5.828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